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118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table:style-name="Default" office:value-type="string" calcext:value-type="string">
            <text:p>ClosureDate</text:p>
          </table:table-cell>
          <table:table-cell office:value-type="string" calcext:value-type="string">
            <text:p>WhiteList</text:p>
          </table:table-cell>
          <table:table-cell office:value-type="string" calcext:value-type="string">
            <text:p>BlackLi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3/1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5/3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rma</text:p>
          </table:table-cell>
          <table:table-cell office:value-type="string" calcext:value-type="string">
            <text:p>4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4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3/2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3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4/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iwan*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4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o (Brazzaville)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o (Kinshasa)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4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4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4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4/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3/18/20</text:p>
          </table:table-cell>
          <table:table-cell table:number-columns-repeated="2"/>
          <table:table-cell office:value-type="string" calcext:value-type="string">
            <text:p>Did close to non-Americans on 3/16/20 but total closure on 3/18/20</text:p>
          </table:table-cell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4/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4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3/1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5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4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3/1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4/1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3/1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EU|Switzerland|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4/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EU|Switzerland|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3/2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3/1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3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4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2/1/20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3/1/20</text:p>
          </table:table-cell>
          <table:table-cell/>
          <table:table-cell office:value-type="string" calcext:value-type="string">
            <text:p>China|Ir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3/5/20</text:p>
          </table:table-cell>
          <table:table-cell/>
          <table:table-cell office:value-type="string" calcext:value-type="string">
            <text:p>China|Iran|Korea, So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shall Islands</text:p>
          </table:table-cell>
          <table:table-cell office:value-type="string" calcext:value-type="string">
            <text:p>5/5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style-name="Default"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 table:style-name="Default"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table:style-name="Default"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nuatu</text:p>
          </table:table-cell>
          <table:table-cell table:style-name="Default"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table:style-name="Default" office:value-type="string" calcext:value-type="string">
            <text:p>3/19/20</text:p>
          </table:table-cell>
          <table:table-cell/>
          <table:table-cell office:value-type="string" calcext:value-type="string">
            <text:p><text:span text:style-name="T1">Austria|Belgium|China|Czechia|Denmark|Estonia|Finland|France|Germany|Greece|Hungary|Iceland|Iran|Iraq|Korea, South|</text:span>Latvia|Liechtenstein|Lithuania|Luxembourg|Malta|Netherlands|Norway|Poland|Portugal|Slovakia|Slovenia|Spain|Sweden|Switzerland|United Kingdom|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table:style-name="Default" office:value-type="string" calcext:value-type="string">
            <text:p>3/20/20</text:p>
          </table:table-cell>
          <table:table-cell/>
          <table:table-cell office:value-type="string" calcext:value-type="string">
            <text:p>Austria|Belgium|China|Denmark|France|Germany|India|Iran|Italy|Japan|Korea, South|Netherlands|Norway|Spain|Sweden|Switzerland|US|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table:style-name="Default"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<text:span text:style-name="T1">Austria|Belgium|Bulgaria|China|Croatia|Cyprus|Czechia|Denmark|Estonia|Finland|France|Germany|Greece|Hungary|Italy|Ireland|Japan|Korea, South|</text:span>Latvia|Liechtenstein|Lithuania|Luxembourg|Malta|Netherlands|Norway|Poland|Portugal|Romania|Spain|Slovakia|Slovenia|Sweden|Switzerland|US|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E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table:style-name="Default" office:value-type="string" calcext:value-type="string">
            <text:p>3/23/20</text:p>
          </table:table-cell>
          <table:table-cell table:number-columns-repeated="2"/>
          <table:table-cell office:value-type="string" calcext:value-type="string">
            <text:p>They did an incremental ban but I cannot be bothered sorting through all of that mess and just said they did a total ban…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style-name="Default" office:value-type="string" calcext:value-type="string">
            <text:p>3/2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South</text:p>
          </table:table-cell>
          <table:table-cell table:style-name="Default" office:value-type="string" calcext:value-type="string">
            <text:p>4/1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table:style-name="Default" office:value-type="string" calcext:value-type="string">
            <text:p>3/15/20</text:p>
          </table:table-cell>
          <table:table-cell office:value-type="string" calcext:value-type="string">
            <text:p>EU|Switzerland|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2/2/20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2/20</text:p>
          </table:table-cell>
          <table:table-cell/>
          <table:table-cell office:value-type="string" calcext:value-type="string">
            <text:p>China|Ir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13/20</text:p>
          </table:table-cell>
          <table:table-cell/>
          <table:table-cell office:value-type="string" calcext:value-type="string">
            <text:p>China|Iran|E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14/20</text:p>
          </table:table-cell>
          <table:table-cell/>
          <table:table-cell office:value-type="string" calcext:value-type="string">
            <text:p>China|Iran|EU|Ireland|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 table:number-rows-repeated="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1:25:30.867888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4:50:11.943205534</meta:creation-date>
    <dc:date>2020-05-25T11:48:18.389522930</dc:date>
    <meta:editing-duration>PT55M9S</meta:editing-duration>
    <meta:editing-cycles>15</meta:editing-cycles>
    <meta:generator>LibreOffice/6.0.7.3$Linux_X86_64 LibreOffice_project/00m0$Build-3</meta:generator>
    <meta:document-statistic meta:table-count="1" meta:cell-count="274" meta:object-count="0"/>
  </office:meta>
</office:document-meta>
</file>